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textarea-horizontal-align="justify" draw:textarea-vertical-align="middle" draw:auto-grow-height="false" fo:min-height="2.862cm" fo:min-width="2.6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3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5cm" fo:min-width="3.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78cm" fo:min-width="1.692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5cm" fo:min-width="2.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448cm" fo:min-width="1.55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66cm" fo:min-width="1.34cm"/>
    </style:style>
    <style:style style:name="gr17" style:family="graphic" style:parent-style-name="standard">
      <style:graphic-properties draw:stroke="none" svg:stroke-color="#000000" draw:fill="none" draw:fill-color="#ffffff" fo:min-height="1.0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65cm" fo:min-width="3.3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378cm" fo:min-width="1.19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589cm" fo:min-width="1.479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loext:graphic-properties draw:fill="non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9cm" svg:height="1.2cm" svg:x="4.9cm" svg:y="1.1cm">
          <draw:text-box>
            <text:p text:style-name="P1"><text:span text:style-name="T1">Apparel Shopping DFD’s</text:span></text:p>
          </draw:text-box>
        </draw:frame>
        <draw:custom-shape draw:style-name="gr2" draw:text-style-name="P4" draw:layer="layout" svg:width="4.5cm" svg:height="4.4cm" svg:x="7.8cm" svg:y="7cm">
          <text:p text:style-name="P3"><text:span text:style-name="T2">Apparel </text:span></text:p>
          <text:p text:style-name="P3"><text:span text:style-name="T2">Sho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9cm" svg:height="1cm" svg:x="3cm" svg:y="3cm">
          <text:p text:style-name="P3"><text:span text:style-name="T3">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9cm" svg:height="1cm" svg:x="14cm" svg:y="3cm">
          <text:p text:style-name="P3"><text:span text:style-name="T3">Shoppers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cm" svg:y1="4cm" svg:x2="7.7cm" svg:y2="9.2cm">
          <text:p/>
        </draw:line>
        <draw:line draw:style-name="gr4" draw:text-style-name="P6" draw:layer="layout" svg:x1="8.4cm" svg:y1="7.6cm" svg:x2="6cm" svg:y2="4cm">
          <text:p/>
        </draw:line>
        <draw:line draw:style-name="gr4" draw:text-style-name="P6" draw:layer="layout" svg:x1="17cm" svg:y1="4.1cm" svg:x2="12.4cm" svg:y2="9.2cm">
          <text:p/>
        </draw:line>
        <draw:line draw:style-name="gr4" draw:text-style-name="P6" draw:layer="layout" svg:x1="11.7cm" svg:y1="7.6cm" svg:x2="15.1cm" svg:y2="4cm">
          <text:p/>
        </draw:line>
        <draw:line draw:style-name="gr5" draw:text-style-name="P6" draw:layer="layout" svg:x1="15cm" svg:y1="12cm" svg:x2="18.1cm" svg:y2="12cm">
          <text:p/>
        </draw:line>
        <draw:line draw:style-name="gr5" draw:text-style-name="P6" draw:layer="layout" svg:x1="15cm" svg:y1="13cm" svg:x2="18.1cm" svg:y2="13cm">
          <text:p/>
        </draw:line>
        <draw:frame draw:style-name="gr6" draw:text-style-name="P8" draw:layer="layout" svg:width="3.7cm" svg:height="0.839cm" svg:x="15cm" svg:y="12.1cm">
          <draw:text-box>
            <text:p text:style-name="P7"><text:span text:style-name="T4">DataB</text:span><text:span text:style-name="T4">ase</text:span></text:p>
          </draw:text-box>
        </draw:frame>
        <draw:line draw:style-name="gr4" draw:text-style-name="P6" draw:layer="layout" svg:x1="12.2cm" svg:y1="9.7cm" svg:x2="16.9cm" svg:y2="11.9cm">
          <text:p/>
        </draw:line>
        <draw:line draw:style-name="gr4" draw:text-style-name="P6" draw:layer="layout" svg:x1="15.2cm" svg:y1="12cm" svg:x2="11.9cm" svg:y2="10.4cm">
          <text:p/>
        </draw:line>
        <draw:frame draw:style-name="gr7" draw:text-style-name="P9" draw:layer="layout" svg:width="6.5cm" svg:height="0.962cm" svg:x="7cm" svg:y="13.1cm">
          <draw:text-box>
            <text:p text:style-name="P1"><text:span text:style-name="T1">Level-0</text:span></text:p>
          </draw:text-box>
        </draw:frame>
        <draw:frame draw:style-name="gr8" draw:text-style-name="P2" draw:layer="layout" svg:width="10cm" svg:height="1.1cm" svg:x="1cm" svg:y="15cm">
          <draw:text-box>
            <text:p text:style-name="P10"><text:span text:style-name="T1">Add new product</text:span></text:p>
          </draw:text-box>
        </draw:frame>
        <draw:custom-shape draw:style-name="gr9" draw:text-style-name="P5" xml:id="id2" draw:id="id2" draw:layer="layout" svg:width="4.1cm" svg:height="1.1cm" svg:x="2cm" svg:y="17.9cm">
          <text:p text:style-name="P3"><text:span text:style-name="T5">Admi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1cm" svg:height="2.3cm" svg:x="8.2cm" svg:y="17.5cm">
          <text:p text:style-name="P3"><text:span text:style-name="T5">Select </text:span></text:p>
          <text:p text:style-name="P3"><text:span text:style-name="T5">Cateog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cm" svg:height="2.3cm" svg:x="14.801cm" svg:y="17.501cm">
          <text:p text:style-name="P3"><text:span text:style-name="T5">Fill</text:span></text:p>
          <text:p text:style-name="P3"><text:span text:style-name="T5"><text:s/></text:span><text:span text:style-name="T5">product </text:span></text:p>
          <text:p text:style-name="P3"><text:span text:style-name="T5">de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" draw:id="id1" draw:layer="layout" svg:width="3.1cm" svg:height="2.3cm" svg:x="14.902cm" svg:y="21.602cm">
          <text:p text:style-name="P3"><text:span text:style-name="T5">Add </text:span></text:p>
          <text:p text:style-name="P3"><text:span text:style-name="T5">Product</text:span></text:p>
          <text:p text:style-name="P3"><text:span text:style-name="T5">into </text:span></text:p>
          <text:p text:style-name="P3"><text:span text:style-name="T5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6.2cm" svg:y1="18.6cm" svg:x2="8.3cm" svg:y2="18.6cm">
          <text:p/>
        </draw:line>
        <draw:line draw:style-name="gr4" draw:text-style-name="P6" draw:layer="layout" svg:x1="11.4cm" svg:y1="18.7cm" svg:x2="14.8cm" svg:y2="18.7cm">
          <text:p/>
        </draw:line>
        <draw:line draw:style-name="gr4" draw:text-style-name="P6" draw:layer="layout" svg:x1="16.3cm" svg:y1="19.8cm" svg:x2="16.3cm" svg:y2="21.7cm">
          <text:p/>
        </draw:line>
        <draw:line draw:style-name="gr5" draw:text-style-name="P6" draw:layer="layout" svg:x1="8.4cm" svg:y1="20.6cm" svg:x2="11.2cm" svg:y2="20.6cm">
          <text:p/>
        </draw:line>
        <draw:line draw:style-name="gr5" draw:text-style-name="P6" draw:layer="layout" svg:x1="8.4cm" svg:y1="21.6cm" svg:x2="11.2cm" svg:y2="21.6cm">
          <text:p/>
        </draw:line>
        <draw:line draw:style-name="gr5" draw:text-style-name="P6" draw:layer="layout" svg:x1="15.1cm" svg:y1="25.2cm" svg:x2="17.9cm" svg:y2="25.2cm">
          <text:p/>
        </draw:line>
        <draw:line draw:style-name="gr5" draw:text-style-name="P6" draw:layer="layout" svg:x1="15.1cm" svg:y1="26cm" svg:x2="17.9cm" svg:y2="26cm">
          <text:p/>
        </draw:line>
        <draw:frame draw:style-name="gr7" draw:text-style-name="P8" draw:layer="layout" svg:width="3cm" svg:height="0.8cm" svg:x="8.6cm" svg:y="20.7cm">
          <draw:text-box>
            <text:p text:style-name="P7"><text:span text:style-name="T6">Category</text:span></text:p>
          </draw:text-box>
        </draw:frame>
        <draw:frame draw:style-name="gr6" draw:text-style-name="P8" draw:layer="layout" svg:width="3cm" svg:height="0.802cm" svg:x="15.3cm" svg:y="25.2cm">
          <draw:text-box>
            <text:p text:style-name="P7"><text:span text:style-name="T7">produ</text:span><text:span text:style-name="T7">ct</text:span></text:p>
          </draw:text-box>
        </draw:frame>
        <draw:line draw:style-name="gr4" draw:text-style-name="P6" draw:layer="layout" svg:x1="9.2cm" svg:y1="19.7cm" svg:x2="9.2cm" svg:y2="20.6cm">
          <text:p/>
        </draw:line>
        <draw:line draw:style-name="gr4" draw:text-style-name="P6" draw:layer="layout" svg:x1="10.4cm" svg:y1="20.6cm" svg:x2="10.4cm" svg:y2="19.7cm">
          <text:p/>
        </draw:line>
        <draw:line draw:style-name="gr4" draw:text-style-name="P6" draw:layer="layout" svg:x1="15.8cm" svg:y1="23.8cm" svg:x2="15.8cm" svg:y2="25.2cm">
          <text:p/>
        </draw:line>
        <draw:line draw:style-name="gr4" draw:text-style-name="P6" draw:layer="layout" svg:x1="17.2cm" svg:y1="25.2cm" svg:x2="17.2cm" svg:y2="23.8cm">
          <text:p/>
        </draw:line>
        <draw:connector draw:style-name="gr4" draw:text-style-name="P6" draw:layer="layout" svg:x1="14.902cm" svg:y1="22.752cm" svg:x2="4.05cm" svg:y2="19cm" draw:start-shape="id1" draw:start-glue-point="6" draw:end-shape="id2" draw:end-glue-point="2" svg:d="M14902 22752h-10852v-3752" svg:viewBox="0 0 10853 3753">
          <text:p/>
        </draw:connector>
        <draw:frame draw:style-name="gr6" draw:text-style-name="P11" draw:layer="layout" svg:width="5.6cm" svg:height="0.763cm" svg:x="7.5cm" svg:y="22cm">
          <draw:text-box>
            <text:p><text:span text:style-name="T8">New product </text:span><text:span text:style-name="T8">added</text:span></text:p>
          </draw:text-box>
        </draw:frame>
        <draw:frame draw:style-name="gr11" draw:text-style-name="P9" draw:layer="layout" svg:width="4cm" svg:height="0.962cm" svg:x="8.1cm" svg:y="25.9cm">
          <draw:text-box>
            <text:p text:style-name="P1"><text:span text:style-name="T1">Leve</text:span><text:span text:style-name="T1">l-1</text:span></text:p>
          </draw:text-box>
        </draw:frame>
      </draw:page>
      <draw:page draw:name="page2" draw:style-name="dp1" draw:master-page-name="Default">
        <draw:frame draw:style-name="gr12" draw:text-style-name="P2" draw:layer="layout" svg:width="6.2cm" svg:height="1cm" svg:x="1.2cm" svg:y="1.1cm">
          <draw:text-box>
            <text:p text:style-name="P10"><text:span text:style-name="T1">Edit Categories</text:span></text:p>
          </draw:text-box>
        </draw:frame>
        <draw:custom-shape draw:style-name="gr13" draw:text-style-name="P13" xml:id="id4" draw:id="id4" draw:layer="layout" svg:width="3cm" svg:height="1cm" svg:x="1.6cm" svg:y="3.5cm">
          <text:p text:style-name="P12"><text:span text:style-name="T9">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9cm" svg:height="2.4cm" svg:x="7.1cm" svg:y="2.6cm">
          <text:p text:style-name="P3"><text:span text:style-name="T5">Select </text:span></text:p>
          <text:p text:style-name="P3"><text:span text:style-name="T5">Cateog</text:span><text:span text:style-name="T5">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2.9cm" svg:height="2.4cm" svg:x="11.901cm" svg:y="2.601cm">
          <text:p text:style-name="P3"><text:span text:style-name="T5">Make</text:span></text:p>
          <text:p text:style-name="P3"><text:span text:style-name="T5">Required</text:span></text:p>
          <text:p text:style-name="P3"><text:span text:style-name="T5">can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" draw:id="id3" draw:layer="layout" svg:width="2.9cm" svg:height="2.4cm" svg:x="16.802cm" svg:y="2.602cm">
          <text:p text:style-name="P3"><text:span text:style-name="T5">Update</text:span></text:p>
          <text:p text:style-name="P3"><text:span text:style-name="T5">The</text:span></text:p>
          <text:p text:style-name="P3"><text:span text:style-name="T5">cateogr</text:span><text:span text:style-name="T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.6cm" svg:y1="4cm" svg:x2="7.1cm" svg:y2="4cm">
          <text:p/>
        </draw:line>
        <draw:line draw:style-name="gr4" draw:text-style-name="P6" draw:layer="layout" svg:x1="10.1cm" svg:y1="3.8cm" svg:x2="12cm" svg:y2="3.8cm">
          <text:p/>
        </draw:line>
        <draw:line draw:style-name="gr4" draw:text-style-name="P6" draw:layer="layout" svg:x1="14.895cm" svg:y1="3.9cm" svg:x2="16.805cm" svg:y2="3.9cm">
          <text:p/>
        </draw:line>
        <draw:line draw:style-name="gr5" draw:text-style-name="P6" draw:layer="layout" svg:x1="11cm" svg:y1="7cm" svg:x2="15.1cm" svg:y2="7cm">
          <text:p/>
        </draw:line>
        <draw:line draw:style-name="gr5" draw:text-style-name="P6" draw:layer="layout" svg:x1="11cm" svg:y1="8cm" svg:x2="15.1cm" svg:y2="8cm">
          <text:p/>
        </draw:line>
        <draw:frame draw:style-name="gr12" draw:text-style-name="P15" draw:layer="layout" svg:width="4.6cm" svg:height="1cm" svg:x="10.7cm" svg:y="7.1cm">
          <draw:text-box>
            <text:p text:style-name="P14"><text:span text:style-name="T10">categories</text:span></text:p>
          </draw:text-box>
        </draw:frame>
        <draw:line draw:style-name="gr4" draw:text-style-name="P6" draw:layer="layout" svg:x1="8.5cm" svg:y1="5cm" svg:x2="11.5cm" svg:y2="7cm">
          <text:p/>
        </draw:line>
        <draw:line draw:style-name="gr4" draw:text-style-name="P6" draw:layer="layout" svg:x1="12.6cm" svg:y1="7cm" svg:x2="9.7cm" svg:y2="4.7cm">
          <text:p/>
        </draw:line>
        <draw:line draw:style-name="gr4" draw:text-style-name="P6" draw:layer="layout" svg:x1="13.5cm" svg:y1="7cm" svg:x2="17.1cm" svg:y2="4.6cm">
          <text:p/>
        </draw:line>
        <draw:line draw:style-name="gr4" draw:text-style-name="P6" draw:layer="layout" svg:x1="18.3cm" svg:y1="5.1cm" svg:x2="14.9cm" svg:y2="7cm">
          <text:p/>
        </draw:line>
        <draw:connector draw:style-name="gr4" draw:text-style-name="P6" draw:layer="layout" draw:line-skew="3.396cm" svg:x1="19.278cm" svg:y1="4.651cm" svg:x2="3.1cm" svg:y2="4.5cm" draw:start-shape="id3" draw:start-glue-point="9" draw:end-shape="id4" draw:end-glue-point="2" svg:d="M19278 4651v4249h-16178v-4400" svg:viewBox="0 0 16179 4401">
          <text:p/>
        </draw:connector>
        <draw:frame draw:style-name="gr7" draw:text-style-name="P2" draw:layer="layout" svg:width="9.6cm" svg:height="0.962cm" svg:x="1.2cm" svg:y="10.2cm">
          <draw:text-box>
            <text:p text:style-name="P10"><text:span text:style-name="T1">Add product to cart</text:span></text:p>
          </draw:text-box>
        </draw:frame>
        <draw:custom-shape draw:style-name="gr15" draw:text-style-name="P13" xml:id="id6" draw:id="id6" draw:layer="layout" svg:width="3.1cm" svg:height="1cm" svg:x="1.8cm" svg:y="13cm">
          <text:p text:style-name="P12"><text:span text:style-name="T9">shopp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.6cm" svg:height="2.7cm" svg:x="6.1cm" svg:y="12.2cm">
          <text:p text:style-name="P3"><text:span text:style-name="T5">Select</text:span></text:p>
          <text:p text:style-name="P3"><text:span text:style-name="T5">produ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.6cm" svg:height="2.7cm" svg:x="9.9cm" svg:y="12.2cm">
          <text:p text:style-name="P3"><text:span text:style-name="T5">Add </text:span></text:p>
          <text:p text:style-name="P3"><text:span text:style-name="T5">to </text:span></text:p>
          <text:p text:style-name="P3"><text:span text:style-name="T5">c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5" draw:id="id5" draw:layer="layout" svg:width="2.6cm" svg:height="2.7cm" svg:x="13.602cm" svg:y="12.202cm">
          <text:p text:style-name="P3"><text:span text:style-name="T5">Fin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2.6cm" svg:height="2.7cm" svg:x="17.003cm" svg:y="12.203cm">
          <text:p text:style-name="P3"><text:span text:style-name="T11">Process</text:span></text:p>
          <text:p text:style-name="P3"><text:span text:style-name="T11">To </text:span></text:p>
          <text:p text:style-name="P3"><text:span text:style-name="T11">che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5cm" svg:y1="13.5cm" svg:x2="6.2cm" svg:y2="13.5cm">
          <text:p/>
        </draw:line>
        <draw:line draw:style-name="gr4" draw:text-style-name="P6" draw:layer="layout" svg:x1="8.7cm" svg:y1="13.6cm" svg:x2="9.9cm" svg:y2="13.6cm">
          <text:p/>
        </draw:line>
        <draw:line draw:style-name="gr4" draw:text-style-name="P6" draw:layer="layout" svg:x1="12.6cm" svg:y1="13.6cm" svg:x2="13.6cm" svg:y2="13.6cm">
          <text:p/>
        </draw:line>
        <draw:line draw:style-name="gr4" draw:text-style-name="P6" draw:layer="layout" svg:x1="16.3cm" svg:y1="13.6cm" svg:x2="17cm" svg:y2="13.6cm">
          <text:p/>
        </draw:line>
        <draw:frame draw:style-name="gr17" draw:text-style-name="P11" draw:layer="layout" svg:width="4.8cm" svg:height="1.3cm" svg:x="16.1cm" svg:y="13.6cm">
          <draw:text-box>
            <text:p><text:span text:style-name="T5">yes</text:span></text:p>
          </draw:text-box>
        </draw:frame>
        <draw:connector draw:style-name="gr18" draw:text-style-name="P6" draw:layer="layout" svg:x1="14.902cm" svg:y1="12.202cm" svg:x2="3.35cm" svg:y2="13cm" draw:start-shape="id5" draw:start-glue-point="4" draw:end-shape="id6" svg:d="M14902 12202v-501h-11552v1299" svg:viewBox="0 0 11553 1300">
          <text:p text:style-name="P3"/>
        </draw:connector>
        <draw:frame draw:style-name="gr6" draw:text-style-name="P11" draw:layer="layout" svg:width="2.7cm" svg:height="0.725cm" svg:x="14.8cm" svg:y="11.6cm">
          <draw:text-box>
            <text:p><text:span text:style-name="T5">No</text:span></text:p>
          </draw:text-box>
        </draw:frame>
        <draw:frame draw:style-name="gr19" draw:text-style-name="P16" draw:layer="layout" svg:width="6.399cm" svg:height="0.963cm" svg:x="1.035cm" svg:y="16.479cm">
          <draw:text-box>
            <text:p><text:span text:style-name="T1">Change password</text:span></text:p>
          </draw:text-box>
        </draw:frame>
        <draw:custom-shape draw:style-name="gr20" draw:text-style-name="P17" xml:id="id8" draw:id="id8" draw:layer="layout" svg:width="3.8cm" svg:height="0.9cm" svg:x="1.4cm" svg:y="18.1cm">
          <text:p text:style-name="P14"><text:span text:style-name="T9">Admin/</text:span></text:p>
          <text:p text:style-name="P14"><text:span text:style-name="T9">Shopper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2.4cm" svg:height="2.3cm" svg:x="7.7cm" svg:y="17.5cm">
          <text:p text:style-name="P3"><text:span text:style-name="T5">Old</text:span></text:p>
          <text:p text:style-name="P3"><text:span text:style-name="T5">Passwor</text:span><text:span text:style-name="T5">d</text:span></text:p>
          <text:p text:style-name="P3"><text:span text:style-name="T5">mat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2.799cm" svg:height="2.599cm" svg:x="11.901cm" svg:y="17.501cm">
          <text:p text:style-name="P3"><text:span text:style-name="T11">New</text:span></text:p>
          <text:p text:style-name="P3"><text:span text:style-name="T11"><text:s/></text:span><text:span text:style-name="T11">passw</text:span><text:span text:style-name="T11">ord</text:span></text:p>
          <text:p text:style-name="P3"><text:span text:style-name="T11">And </text:span></text:p>
          <text:p text:style-name="P3"><text:span text:style-name="T11">confir</text:span><text:span text:style-name="T11">m </text:span></text:p>
          <text:p text:style-name="P3"><text:span text:style-name="T11">passw</text:span><text:span text:style-name="T11">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7" draw:id="id7" draw:layer="layout" svg:width="2.4cm" svg:height="2.3cm" svg:x="16.702cm" svg:y="17.502cm">
          <text:p text:style-name="P3"><text:span text:style-name="T5">Update</text:span></text:p>
          <text:p text:style-name="P3"><text:span text:style-name="T5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5.2cm" svg:y1="18.7cm" svg:x2="7.8cm" svg:y2="18.7cm">
          <text:p text:style-name="P3"><text:span text:style-name="T5">Fill</text:span></text:p>
          <text:p text:style-name="P3"><text:span text:style-name="T5">All fields</text:span></text:p>
        </draw:line>
        <draw:line draw:style-name="gr4" draw:text-style-name="P6" draw:layer="layout" svg:x1="10.198cm" svg:y1="18.65cm" svg:x2="11.801cm" svg:y2="18.65cm">
          <text:p/>
        </draw:line>
        <draw:line draw:style-name="gr4" draw:text-style-name="P6" draw:layer="layout" svg:x1="14.7cm" svg:y1="18.7cm" svg:x2="16.7cm" svg:y2="18.7cm">
          <text:p/>
        </draw:line>
        <draw:line draw:style-name="gr5" draw:text-style-name="P6" draw:layer="layout" svg:x1="11cm" svg:y1="21cm" svg:x2="15.1cm" svg:y2="21cm">
          <text:p/>
        </draw:line>
        <draw:line draw:style-name="gr5" draw:text-style-name="P6" draw:layer="layout" svg:x1="11cm" svg:y1="22cm" svg:x2="15.1cm" svg:y2="22cm">
          <text:p/>
        </draw:line>
        <draw:frame draw:style-name="gr7" draw:text-style-name="P8" draw:layer="layout" svg:width="4.3cm" svg:height="0.8cm" svg:x="11.1cm" svg:y="21.1cm">
          <draw:text-box>
            <text:p text:style-name="P7"><text:span text:style-name="T6">admin/customer</text:span></text:p>
          </draw:text-box>
        </draw:frame>
        <draw:line draw:style-name="gr4" draw:text-style-name="P6" draw:layer="layout" svg:x1="17.1cm" svg:y1="19.5cm" svg:x2="13.5cm" svg:y2="20.9cm">
          <text:p/>
        </draw:line>
        <draw:line draw:style-name="gr4" draw:text-style-name="P6" draw:layer="layout" svg:x1="14.9cm" svg:y1="21cm" svg:x2="17.6cm" svg:y2="19.8cm">
          <text:p/>
        </draw:line>
        <draw:line draw:style-name="gr4" draw:text-style-name="P6" draw:layer="layout" svg:x1="10.1cm" svg:y1="18.9cm" svg:x2="13cm" svg:y2="21cm">
          <text:p/>
        </draw:line>
        <draw:line draw:style-name="gr4" draw:text-style-name="P6" draw:layer="layout" svg:x1="11.6cm" svg:y1="21cm" svg:x2="9.7cm" svg:y2="19.5cm">
          <text:p/>
        </draw:line>
        <draw:connector draw:style-name="gr4" draw:text-style-name="P6" draw:layer="layout" draw:line-skew="2.396cm" svg:x1="17.902cm" svg:y1="19.802cm" svg:x2="3.3cm" svg:y2="19cm" draw:start-shape="id7" draw:start-glue-point="8" draw:end-shape="id8" draw:end-glue-point="2" svg:d="M17902 19802v2898h-14602v-3700" svg:viewBox="0 0 14603 3701">
          <text:p/>
        </draw:connector>
        <draw:frame draw:style-name="gr17" draw:text-style-name="P11" draw:layer="layout" svg:width="9cm" svg:height="1.3cm" svg:x="6.5cm" svg:y="22.1cm">
          <draw:text-box>
            <text:p><text:span text:style-name="T5">Password changed sucessfully</text:span></text:p>
          </draw:text-box>
        </draw:frame>
        <draw:frame draw:style-name="gr19" draw:text-style-name="P19" draw:layer="layout" svg:width="2.686cm" svg:height="0.963cm" svg:x="9.093cm" svg:y="8.92cm">
          <draw:text-box>
            <text:p text:style-name="P18"><text:span text:style-name="T1">Level-1</text:span></text:p>
          </draw:text-box>
        </draw:frame>
        <draw:frame draw:style-name="gr19" draw:text-style-name="P19" draw:layer="layout" svg:width="2.686cm" svg:height="0.963cm" svg:x="8.593cm" svg:y="15.22cm">
          <draw:text-box>
            <text:p text:style-name="P18"><text:span text:style-name="T10">Level-1</text:span></text:p>
          </draw:text-box>
        </draw:frame>
        <draw:frame draw:style-name="gr19" draw:text-style-name="P19" draw:layer="layout" svg:width="2.686cm" svg:height="0.963cm" svg:x="9.693cm" svg:y="23.921cm">
          <draw:text-box>
            <text:p text:style-name="P18"><text:span text:style-name="T10">Level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2:12:30.018556018</meta:creation-date>
    <dc:date>2020-04-14T14:06:38.134383052</dc:date>
    <meta:editing-duration>PT1H12M8S</meta:editing-duration>
    <meta:editing-cycles>5</meta:editing-cycles>
    <meta:generator>LibreOffice/6.0.7.3$Linux_X86_64 LibreOffice_project/00m0$Build-3</meta:generator>
    <meta:document-statistic meta:object-count="84"/>
  </office:meta>
</office:document-meta>
</file>